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byssinica SIL" svg:font-family="'Abyssinica SIL'" style:font-pitch="variable"/>
    <style:font-face style:name="Cantarell" svg:font-family="Cantarell" style:font-adornments="Regular" style:font-pitch="variable"/>
    <style:font-face style:name="HG-PMinchoL-Sun" svg:font-family="HG-PMinchoL-Sun" style:font-adornments="Regular" style:font-pitch="variable"/>
    <style:font-face style:name="Jomolhari" svg:font-family="Jomolhari" style:font-pitch="variable"/>
    <style:font-face style:name="Lohit Assamese" svg:font-family="'Lohit Assamese'" style:font-pitch="variable"/>
    <style:font-face style:name="Padauk" svg:font-family="Padauk" style:font-pitch="variable"/>
    <style:font-face style:name="WenQuanYi Zen Hei" svg:font-family="'WenQuanYi Zen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Sazanami Gothic" svg:font-family="'Sazanami Gothic'" style:font-family-generic="swiss" style:font-pitch="variable"/>
    <style:font-face style:name="HG-MinchoL" svg:font-family="HG-MinchoL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WenQuanYi Zen Hei1" svg:font-family="'WenQuanYi Zen Hei'" style:font-family-generic="system" style:font-pitch="variable"/>
  </office:font-face-decls>
  <office:automatic-styles>
    <style:style style:name="Table1" style:family="table">
      <style:table-properties style:width="9.599cm" fo:break-before="page" table:align="margins"/>
    </style:style>
    <style:style style:name="Table1.A" style:family="table-column">
      <style:table-column-properties style:column-width="9.599cm" style:rel-column-width="65535*"/>
    </style:style>
    <style:style style:name="Table1.A1" style:family="table-cell">
      <style:table-cell-properties fo:padding="0.499cm" fo:border="0.05pt solid #000000"/>
    </style:style>
    <style:style style:name="Table1.A2" style:family="table-cell">
      <style:table-cell-properties fo:padding="0.499cm" fo:border-left="0.05pt solid #000000" fo:border-right="0.05pt solid #000000" fo:border-top="none" fo:border-bottom="0.05pt solid #000000"/>
    </style:style>
    <style:style style:name="Table3" style:family="table">
      <style:table-properties style:width="4.59cm" table:align="margins"/>
    </style:style>
    <style:style style:name="Table3.A" style:family="table-column">
      <style:table-column-properties style:column-width="2.295cm" style:rel-column-width="32767*"/>
    </style:style>
    <style:style style:name="Table3.B" style:family="table-column">
      <style:table-column-properties style:column-width="2.29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min-row-height="2.997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5.046cm" table:align="margins"/>
    </style:style>
    <style:style style:name="Table4.A" style:family="table-column">
      <style:table-column-properties style:column-width="2.522cm" style:rel-column-width="32767*"/>
    </style:style>
    <style:style style:name="Table4.B" style:family="table-column">
      <style:table-column-properties style:column-width="2.524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2" style:family="table-row">
      <style:table-row-properties style:min-row-height="2.905cm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5.046cm" table:align="margins"/>
    </style:style>
    <style:style style:name="Table2.A" style:family="table-column">
      <style:table-column-properties style:column-width="2.522cm" style:rel-column-width="32767*"/>
    </style:style>
    <style:style style:name="Table2.B" style:family="table-column">
      <style:table-column-properties style:column-width="2.524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style:min-row-height="2.905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4.59cm" table:align="margins"/>
    </style:style>
    <style:style style:name="Table5.A" style:family="table-column">
      <style:table-column-properties style:column-width="2.295cm" style:rel-column-width="32767*"/>
    </style:style>
    <style:style style:name="Table5.B" style:family="table-column">
      <style:table-column-properties style:column-width="2.29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2" style:family="table-row">
      <style:table-row-properties style:min-row-height="2.997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9.772cm" table:align="margins"/>
    </style:style>
    <style:style style:name="Table6.A" style:family="table-column">
      <style:table-column-properties style:column-width="9.772cm" style:rel-column-width="65535*"/>
    </style:style>
    <style:style style:name="Table6.A1" style:family="table-cell">
      <style:table-cell-properties fo:padding="0.499cm" fo:border="0.05pt solid #000000"/>
    </style:style>
    <style:style style:name="Table6.A2" style:family="table-cell">
      <style:table-cell-properties fo:padding="0.499cm" fo:border-left="0.05pt solid #000000" fo:border-right="0.05pt solid #000000" fo:border-top="none" fo:border-bottom="0.05pt solid #000000"/>
    </style:style>
    <style:style style:name="Table7" style:family="table">
      <style:table-properties style:width="4.59cm" table:align="margins"/>
    </style:style>
    <style:style style:name="Table7.A" style:family="table-column">
      <style:table-column-properties style:column-width="2.295cm" style:rel-column-width="32767*"/>
    </style:style>
    <style:style style:name="Table7.B" style:family="table-column">
      <style:table-column-properties style:column-width="2.29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2" style:family="table-row">
      <style:table-row-properties style:min-row-height="2.997cm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5.046cm" table:align="margins"/>
    </style:style>
    <style:style style:name="Table8.A" style:family="table-column">
      <style:table-column-properties style:column-width="2.522cm" style:rel-column-width="32767*"/>
    </style:style>
    <style:style style:name="Table8.B" style:family="table-column">
      <style:table-column-properties style:column-width="2.524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2" style:family="table-row">
      <style:table-row-properties style:min-row-height="2.905cm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5.046cm" table:align="margins"/>
    </style:style>
    <style:style style:name="Table9.A" style:family="table-column">
      <style:table-column-properties style:column-width="2.522cm" style:rel-column-width="32767*"/>
    </style:style>
    <style:style style:name="Table9.B" style:family="table-column">
      <style:table-column-properties style:column-width="2.524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2" style:family="table-row">
      <style:table-row-properties style:min-row-height="2.905cm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4.59cm" table:align="margins"/>
    </style:style>
    <style:style style:name="Table10.A" style:family="table-column">
      <style:table-column-properties style:column-width="2.295cm" style:rel-column-width="32767*"/>
    </style:style>
    <style:style style:name="Table10.B" style:family="table-column">
      <style:table-column-properties style:column-width="2.29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2" style:family="table-row">
      <style:table-row-properties style:min-row-height="2.997cm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 style:master-page-name="Landscape">
      <style:table-properties style:width="16.999cm" style:page-number="auto" fo:break-before="page" table:align="margins"/>
    </style:style>
    <style:style style:name="Table11.A" style:family="table-column">
      <style:table-column-properties style:column-width="2.833cm" style:rel-column-width="10922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F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zanami Gothic" fo:font-size="40pt" fo:background-color="#99ccff" style:font-name-asian="Sazanami Gothic" style:font-size-asian="40pt" style:font-size-complex="40pt"/>
    </style:style>
    <style:style style:name="P2" style:family="paragraph" style:parent-style-name="Standard">
      <style:text-properties style:font-name="Sazanami Gothic" fo:font-size="40pt" fo:background-color="#99ccff" style:font-name-asian="Sazanami Gothic" style:font-size-asian="40pt" style:font-size-complex="40pt" style:text-scale="50%"/>
    </style:style>
    <style:style style:name="P3" style:family="paragraph" style:parent-style-name="Standard">
      <style:text-properties style:font-name="Sazanami Gothic" fo:font-size="40pt" officeooo:paragraph-rsid="00116395" fo:background-color="#99ccff" style:font-name-asian="Sazanami Gothic" style:font-size-asian="40pt" style:font-size-complex="40pt" style:text-scale="50%"/>
    </style:style>
    <style:style style:name="P4" style:family="paragraph" style:parent-style-name="Standard">
      <style:text-properties style:font-name="Sazanami Gothic" fo:font-size="40pt" fo:font-style="italic" fo:background-color="#99ccff" style:font-name-asian="Sazanami Gothic" style:font-size-asian="40pt" style:font-style-asian="italic" style:font-size-complex="40pt" style:font-style-complex="italic"/>
    </style:style>
    <style:style style:name="P5" style:family="paragraph" style:parent-style-name="Standard">
      <style:text-properties style:font-name="Sazanami Gothic" fo:font-size="40pt" fo:font-style="italic" fo:background-color="#99ccff" style:font-name-asian="Sazanami Gothic" style:font-size-asian="40pt" style:font-style-asian="italic" style:font-size-complex="40pt" style:font-style-complex="italic" style:text-scale="50%"/>
    </style:style>
    <style:style style:name="P6" style:family="paragraph" style:parent-style-name="Standard">
      <style:text-properties style:font-name="Sazanami Gothic" fo:font-size="40pt" fo:font-style="normal" fo:background-color="#99ccff" style:font-name-asian="Sazanami Gothic" style:font-size-asian="40pt" style:font-style-asian="normal" style:font-size-complex="40pt" style:font-style-complex="normal" style:text-scale="50%"/>
    </style:style>
    <style:style style:name="P7" style:family="paragraph" style:parent-style-name="Standard">
      <style:text-properties style:font-name="Sazanami Gothic" fo:font-size="18pt" style:font-name-asian="Sazanami Gothic" style:font-size-asian="18pt" style:font-size-complex="18pt"/>
    </style:style>
    <style:style style:name="P8" style:family="paragraph" style:parent-style-name="Standard">
      <style:text-properties style:font-name="Sazanami Gothic" fo:font-size="18pt" style:font-name-asian="Sazanami Gothic" style:font-size-asian="18pt" style:font-size-complex="18pt" style:text-rotation-angle="270" style:text-rotation-scale="line-height"/>
    </style:style>
    <style:style style:name="P9" style:family="paragraph" style:parent-style-name="Standard">
      <style:text-properties style:font-name="Sazanami Gothic" fo:font-size="18pt" style:font-name-asian="Sazanami Gothic" style:font-size-asian="18pt" style:font-size-complex="18pt" style:text-rotation-angle="270" style:text-rotation-scale="line-height" style:text-scale="50%"/>
    </style:style>
    <style:style style:name="P10" style:family="paragraph" style:parent-style-name="Standard">
      <style:text-properties style:font-name="Sazanami Gothic" fo:font-size="18pt" style:font-name-asian="Sazanami Gothic" style:font-size-asian="18pt" style:font-size-complex="18pt" style:text-rotation-angle="90" style:text-rotation-scale="line-height"/>
    </style:style>
    <style:style style:name="P11" style:family="paragraph" style:parent-style-name="Standard">
      <style:text-properties style:font-name="Sazanami Gothic" fo:font-size="18pt" style:font-name-asian="Sazanami Gothic" style:font-size-asian="18pt" style:font-size-complex="18pt" style:text-rotation-angle="90" style:text-rotation-scale="line-height" style:text-scale="50%"/>
    </style:style>
    <style:style style:name="P12" style:family="paragraph" style:parent-style-name="Standard">
      <style:text-properties style:font-name="Sazanami Gothic" fo:font-size="18pt" style:font-name-asian="Sazanami Gothic" style:font-size-asian="18pt" style:font-size-complex="18pt" style:text-scale="50%"/>
    </style:style>
    <style:style style:name="P13" style:family="paragraph" style:parent-style-name="Standard">
      <style:text-properties style:font-name="Sazanami Gothic" fo:font-size="18pt" fo:font-style="italic" style:font-name-asian="Sazanami Gothic" style:font-size-asian="18pt" style:font-style-asian="italic" style:font-size-complex="18pt" style:font-style-complex="italic"/>
    </style:style>
    <style:style style:name="P14" style:family="paragraph" style:parent-style-name="Standard">
      <style:text-properties style:font-name="Sazanami Gothic" fo:font-size="18pt" fo:font-style="italic" style:font-name-asian="Sazanami Gothic" style:font-size-asian="18pt" style:font-style-asian="italic" style:font-size-complex="18pt" style:font-style-complex="italic" style:text-rotation-angle="270" style:text-rotation-scale="line-height"/>
    </style:style>
    <style:style style:name="P15" style:family="paragraph" style:parent-style-name="Standard">
      <style:text-properties style:font-name="Sazanami Gothic" fo:font-size="18pt" fo:font-style="italic" style:font-name-asian="Sazanami Gothic" style:font-size-asian="18pt" style:font-style-asian="italic" style:font-size-complex="18pt" style:font-style-complex="italic" style:text-rotation-angle="270" style:text-rotation-scale="line-height" style:text-scale="50%"/>
    </style:style>
    <style:style style:name="P16" style:family="paragraph" style:parent-style-name="Standard">
      <style:text-properties style:font-name="Sazanami Gothic" fo:font-size="18pt" fo:font-style="italic" style:font-name-asian="Sazanami Gothic" style:font-size-asian="18pt" style:font-style-asian="italic" style:font-size-complex="18pt" style:font-style-complex="italic" style:text-rotation-angle="90" style:text-rotation-scale="line-height"/>
    </style:style>
    <style:style style:name="P17" style:family="paragraph" style:parent-style-name="Standard">
      <style:text-properties style:font-name="Sazanami Gothic" fo:font-size="18pt" fo:font-style="italic" style:font-name-asian="Sazanami Gothic" style:font-size-asian="18pt" style:font-style-asian="italic" style:font-size-complex="18pt" style:font-style-complex="italic" style:text-rotation-angle="90" style:text-rotation-scale="line-height" style:text-scale="50%"/>
    </style:style>
    <style:style style:name="P18" style:family="paragraph" style:parent-style-name="Standard">
      <style:text-properties style:font-name="Sazanami Gothic" fo:font-size="18pt" fo:font-style="italic" style:font-name-asian="Sazanami Gothic" style:font-size-asian="18pt" style:font-style-asian="italic" style:font-size-complex="18pt" style:font-style-complex="italic" style:text-scale="50%"/>
    </style:style>
    <style:style style:name="P19" style:family="paragraph" style:parent-style-name="Standard">
      <style:text-properties style:font-name="Droid Sans Japanese" fo:font-size="18pt" style:font-name-asian="Droid Sans Japanese" style:font-size-asian="18pt" style:font-size-complex="18pt"/>
    </style:style>
    <style:style style:name="P20" style:family="paragraph" style:parent-style-name="Standard">
      <style:text-properties style:font-name="Droid Sans Japanese" fo:font-size="18pt" style:font-name-asian="Droid Sans Japanese" style:font-size-asian="18pt" style:font-size-complex="18pt" style:text-rotation-angle="90" style:text-rotation-scale="line-height"/>
    </style:style>
    <style:style style:name="P21" style:family="paragraph" style:parent-style-name="Standard">
      <style:text-properties style:font-name="Droid Sans Japanese" fo:font-size="18pt" style:font-name-asian="Droid Sans Japanese" style:font-size-asian="18pt" style:font-size-complex="18pt" style:text-rotation-angle="90" style:text-rotation-scale="line-height" style:text-scale="50%"/>
    </style:style>
    <style:style style:name="P22" style:family="paragraph" style:parent-style-name="Standard">
      <style:text-properties style:font-name="Droid Sans Japanese" fo:font-size="18pt" style:font-name-asian="Droid Sans Japanese" style:font-size-asian="18pt" style:font-size-complex="18pt" style:text-rotation-angle="270" style:text-rotation-scale="line-height"/>
    </style:style>
    <style:style style:name="P23" style:family="paragraph" style:parent-style-name="Standard">
      <style:text-properties style:font-name="Droid Sans Japanese" fo:font-size="18pt" style:font-name-asian="Droid Sans Japanese" style:font-size-asian="18pt" style:font-size-complex="18pt" style:text-rotation-angle="270" style:text-rotation-scale="line-height" style:text-scale="50%"/>
    </style:style>
    <style:style style:name="P24" style:family="paragraph" style:parent-style-name="Standard">
      <style:text-properties style:font-name="Droid Sans Japanese" fo:font-size="18pt" style:font-name-asian="Droid Sans Japanese" style:font-size-asian="18pt" style:font-size-complex="18pt" style:text-scale="50%"/>
    </style:style>
    <style:style style:name="P25" style:family="paragraph" style:parent-style-name="Standard">
      <style:text-properties style:font-name="Droid Sans Japanese" fo:font-size="18pt" fo:font-style="italic" style:font-name-asian="Droid Sans Japanese" style:font-size-asian="18pt" style:font-style-asian="italic" style:font-size-complex="18pt" style:font-style-complex="italic"/>
    </style:style>
    <style:style style:name="P26" style:family="paragraph" style:parent-style-name="Standard">
      <style:text-properties style:font-name="Droid Sans Japanese" fo:font-size="18pt" fo:font-style="italic" style:font-name-asian="Droid Sans Japanese" style:font-size-asian="18pt" style:font-style-asian="italic" style:font-size-complex="18pt" style:font-style-complex="italic" style:text-rotation-angle="270" style:text-rotation-scale="line-height"/>
    </style:style>
    <style:style style:name="P27" style:family="paragraph" style:parent-style-name="Standard">
      <style:text-properties style:font-name="Droid Sans Japanese" fo:font-size="18pt" fo:font-style="italic" style:font-name-asian="Droid Sans Japanese" style:font-size-asian="18pt" style:font-style-asian="italic" style:font-size-complex="18pt" style:font-style-complex="italic" style:text-rotation-angle="270" style:text-rotation-scale="line-height" style:text-scale="50%"/>
    </style:style>
    <style:style style:name="P28" style:family="paragraph" style:parent-style-name="Standard">
      <style:text-properties style:font-name="Droid Sans Japanese" fo:font-size="18pt" fo:font-style="italic" style:font-name-asian="Droid Sans Japanese" style:font-size-asian="18pt" style:font-style-asian="italic" style:font-size-complex="18pt" style:font-style-complex="italic" style:text-rotation-angle="90" style:text-rotation-scale="line-height"/>
    </style:style>
    <style:style style:name="P29" style:family="paragraph" style:parent-style-name="Standard">
      <style:text-properties style:font-name="Droid Sans Japanese" fo:font-size="18pt" fo:font-style="italic" style:font-name-asian="Droid Sans Japanese" style:font-size-asian="18pt" style:font-style-asian="italic" style:font-size-complex="18pt" style:font-style-complex="italic" style:text-rotation-angle="90" style:text-rotation-scale="line-height" style:text-scale="50%"/>
    </style:style>
    <style:style style:name="P30" style:family="paragraph" style:parent-style-name="Standard">
      <style:text-properties style:font-name="Droid Sans Japanese" fo:font-size="18pt" fo:font-style="italic" style:font-name-asian="Droid Sans Japanese" style:font-size-asian="18pt" style:font-style-asian="italic" style:font-size-complex="18pt" style:font-style-complex="italic" style:text-scale="50%"/>
    </style:style>
    <style:style style:name="P31" style:family="paragraph" style:parent-style-name="Standard">
      <style:text-properties style:font-name="Liberation Serif" fo:font-size="18pt" style:font-size-asian="18pt" style:font-size-complex="18pt"/>
    </style:style>
    <style:style style:name="P32" style:family="paragraph" style:parent-style-name="Standard">
      <style:text-properties style:font-name="Liberation Serif" fo:font-size="18pt" style:font-size-asian="18pt" style:font-size-complex="18pt" style:text-rotation-angle="90" style:text-rotation-scale="line-height"/>
    </style:style>
    <style:style style:name="P33" style:family="paragraph" style:parent-style-name="Standard">
      <style:text-properties style:font-name="Liberation Serif" fo:font-size="18pt" style:font-size-asian="18pt" style:font-size-complex="18pt" style:text-rotation-angle="90" style:text-rotation-scale="line-height" style:text-scale="50%"/>
    </style:style>
    <style:style style:name="P34" style:family="paragraph" style:parent-style-name="Standard">
      <style:text-properties style:font-name="Liberation Serif" fo:font-size="18pt" style:font-size-asian="18pt" style:font-size-complex="18pt" style:text-rotation-angle="270" style:text-rotation-scale="line-height"/>
    </style:style>
    <style:style style:name="P35" style:family="paragraph" style:parent-style-name="Standard">
      <style:text-properties style:font-name="Liberation Serif" fo:font-size="18pt" style:font-size-asian="18pt" style:font-size-complex="18pt" style:text-rotation-angle="270" style:text-rotation-scale="line-height" style:text-scale="50%"/>
    </style:style>
    <style:style style:name="P36" style:family="paragraph" style:parent-style-name="Standard">
      <style:text-properties style:font-name="Liberation Serif" fo:font-size="18pt" style:font-size-asian="18pt" style:font-size-complex="18pt" style:text-scale="50%"/>
    </style:style>
    <style:style style:name="P37" style:family="paragraph" style:parent-style-name="Standard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P38" style:family="paragraph" style:parent-style-name="Standard">
      <style:text-properties style:font-name="Liberation Serif" fo:font-size="18pt" fo:font-style="italic" style:font-size-asian="18pt" style:font-style-asian="italic" style:font-size-complex="18pt" style:font-style-complex="italic" style:text-rotation-angle="90" style:text-rotation-scale="line-height"/>
    </style:style>
    <style:style style:name="P39" style:family="paragraph" style:parent-style-name="Standard">
      <style:text-properties style:font-name="Liberation Serif" fo:font-size="18pt" fo:font-style="italic" style:font-size-asian="18pt" style:font-style-asian="italic" style:font-size-complex="18pt" style:font-style-complex="italic" style:text-rotation-angle="90" style:text-rotation-scale="line-height" style:text-scale="50%"/>
    </style:style>
    <style:style style:name="P40" style:family="paragraph" style:parent-style-name="Standard">
      <style:text-properties style:font-name="Liberation Serif" fo:font-size="18pt" fo:font-style="italic" style:font-size-asian="18pt" style:font-style-asian="italic" style:font-size-complex="18pt" style:font-style-complex="italic" style:text-rotation-angle="270" style:text-rotation-scale="line-height"/>
    </style:style>
    <style:style style:name="P41" style:family="paragraph" style:parent-style-name="Standard">
      <style:text-properties style:font-name="Liberation Serif" fo:font-size="18pt" fo:font-style="italic" style:font-size-asian="18pt" style:font-style-asian="italic" style:font-size-complex="18pt" style:font-style-complex="italic" style:text-rotation-angle="270" style:text-rotation-scale="line-height" style:text-scale="50%"/>
    </style:style>
    <style:style style:name="P42" style:family="paragraph" style:parent-style-name="Standard">
      <style:text-properties style:font-name="Liberation Serif" fo:font-size="18pt" fo:font-style="italic" style:font-size-asian="18pt" style:font-style-asian="italic" style:font-size-complex="18pt" style:font-style-complex="italic" style:text-scale="50%"/>
    </style:style>
    <style:style style:name="P43" style:family="paragraph" style:parent-style-name="Standard">
      <style:paragraph-properties fo:break-before="page"/>
      <style:text-properties style:font-name="Sazanami Gothic" fo:font-size="40pt" officeooo:paragraph-rsid="00116395" fo:background-color="#99ccff" style:font-name-asian="Sazanami Gothic" style:font-size-asian="40pt" style:font-size-complex="40pt" style:text-scale="50%"/>
    </style:style>
    <style:style style:name="P44" style:family="paragraph" style:parent-style-name="Standard">
      <style:text-properties officeooo:paragraph-rsid="0019802a"/>
    </style:style>
    <style:style style:name="P45" style:family="paragraph" style:parent-style-name="Frame_20_contents">
      <style:text-properties style:font-name="Cantarell" fo:font-size="10pt" fo:font-style="italic" officeooo:rsid="00169650" officeooo:paragraph-rsid="00169650" style:font-size-asian="10.5pt" style:font-style-asian="italic" style:font-style-complex="italic" style:text-rotation-angle="0" style:text-rotation-scale="line-height"/>
    </style:style>
    <style:style style:name="P46" style:family="paragraph" style:parent-style-name="Frame_20_contents">
      <style:text-properties style:font-name="Cantarell" fo:font-size="10pt" fo:font-style="italic" officeooo:rsid="00169650" officeooo:paragraph-rsid="0017e367" style:font-size-asian="10.5pt" style:font-style-asian="italic" style:font-style-complex="italic" style:text-rotation-angle="90" style:text-rotation-scale="line-height"/>
    </style:style>
    <style:style style:name="P47" style:family="paragraph" style:parent-style-name="Frame_20_contents">
      <style:text-properties style:font-name="Cantarell" fo:font-size="10pt" fo:font-style="italic" officeooo:rsid="00169650" officeooo:paragraph-rsid="0017e367" style:font-size-asian="10.5pt" style:font-style-asian="italic" style:font-style-complex="italic" style:text-rotation-angle="270" style:text-rotation-scale="line-height"/>
    </style:style>
    <style:style style:name="P48" style:family="paragraph" style:parent-style-name="Frame_20_contents">
      <style:text-properties style:font-name="Abyssinica SIL" fo:font-size="10pt" fo:font-style="italic" officeooo:rsid="00169650" officeooo:paragraph-rsid="00169650" style:font-size-asian="10.5pt" style:font-style-asian="italic" style:font-style-complex="italic" style:text-rotation-angle="0" style:text-rotation-scale="line-height"/>
    </style:style>
    <style:style style:name="P49" style:family="paragraph" style:parent-style-name="Frame_20_contents">
      <style:text-properties style:font-name="Abyssinica SIL" fo:font-size="10pt" fo:font-style="italic" officeooo:rsid="00169650" officeooo:paragraph-rsid="0017e367" style:font-size-asian="10.5pt" style:font-style-asian="italic" style:font-style-complex="italic" style:text-rotation-angle="90" style:text-rotation-scale="line-height"/>
    </style:style>
    <style:style style:name="P50" style:family="paragraph" style:parent-style-name="Frame_20_contents">
      <style:text-properties style:font-name="Abyssinica SIL" fo:font-size="10pt" fo:font-style="italic" officeooo:rsid="00169650" officeooo:paragraph-rsid="0017e367" style:font-size-asian="10.5pt" style:font-style-asian="italic" style:font-style-complex="italic" style:text-rotation-angle="270" style:text-rotation-scale="line-height"/>
    </style:style>
    <style:style style:name="P51" style:family="paragraph" style:parent-style-name="Frame_20_contents">
      <style:text-properties style:font-name="Padauk" fo:font-size="10pt" fo:font-style="italic" officeooo:rsid="00169650" officeooo:paragraph-rsid="00169650" style:font-size-asian="10.5pt" style:font-style-asian="italic" style:font-style-complex="italic" style:text-rotation-angle="0" style:text-rotation-scale="line-height"/>
    </style:style>
    <style:style style:name="P52" style:family="paragraph" style:parent-style-name="Frame_20_contents">
      <style:text-properties style:font-name="Padauk" fo:font-size="10pt" fo:font-style="italic" officeooo:rsid="00169650" officeooo:paragraph-rsid="0017e367" style:font-size-asian="10.5pt" style:font-style-asian="italic" style:font-style-complex="italic" style:text-rotation-angle="90" style:text-rotation-scale="line-height"/>
    </style:style>
    <style:style style:name="P53" style:family="paragraph" style:parent-style-name="Frame_20_contents">
      <style:text-properties style:font-name="Padauk" fo:font-size="10pt" fo:font-style="italic" officeooo:rsid="00169650" officeooo:paragraph-rsid="0017e367" style:font-size-asian="10.5pt" style:font-style-asian="italic" style:font-style-complex="italic" style:text-rotation-angle="270" style:text-rotation-scale="line-height"/>
    </style:style>
    <style:style style:name="P54" style:family="paragraph" style:parent-style-name="Frame_20_contents">
      <style:text-properties style:font-name="WenQuanYi Zen Hei" fo:font-size="10pt" fo:font-style="italic" officeooo:rsid="00169650" officeooo:paragraph-rsid="00169650" style:font-size-asian="10.5pt" style:font-style-asian="italic" style:font-style-complex="italic" style:text-rotation-angle="0" style:text-rotation-scale="line-height"/>
    </style:style>
    <style:style style:name="P55" style:family="paragraph" style:parent-style-name="Frame_20_contents">
      <style:text-properties style:font-name="WenQuanYi Zen Hei" fo:font-size="10pt" fo:font-style="italic" officeooo:rsid="00169650" officeooo:paragraph-rsid="0017e367" style:font-size-asian="10.5pt" style:font-style-asian="italic" style:font-style-complex="italic" style:text-rotation-angle="90" style:text-rotation-scale="line-height"/>
    </style:style>
    <style:style style:name="P56" style:family="paragraph" style:parent-style-name="Frame_20_contents">
      <style:text-properties style:font-name="WenQuanYi Zen Hei" fo:font-size="10pt" fo:font-style="italic" officeooo:rsid="00169650" officeooo:paragraph-rsid="0017e367" style:font-size-asian="10.5pt" style:font-style-asian="italic" style:font-style-complex="italic" style:text-rotation-angle="270" style:text-rotation-scale="line-height"/>
    </style:style>
    <style:style style:name="P57" style:family="paragraph" style:parent-style-name="Frame_20_contents">
      <style:text-properties style:font-name="Lohit Assamese" fo:font-size="10pt" fo:font-style="italic" officeooo:rsid="00169650" officeooo:paragraph-rsid="00169650" style:font-size-asian="10.5pt" style:font-style-asian="italic" style:font-style-complex="italic" style:text-rotation-angle="0" style:text-rotation-scale="line-height"/>
    </style:style>
    <style:style style:name="P58" style:family="paragraph" style:parent-style-name="Frame_20_contents">
      <style:text-properties style:font-name="Lohit Assamese" fo:font-size="10pt" fo:font-style="italic" officeooo:rsid="00169650" officeooo:paragraph-rsid="0017e367" style:font-size-asian="10.5pt" style:font-style-asian="italic" style:font-style-complex="italic" style:text-rotation-angle="90" style:text-rotation-scale="line-height"/>
    </style:style>
    <style:style style:name="P59" style:family="paragraph" style:parent-style-name="Frame_20_contents">
      <style:text-properties style:font-name="Lohit Assamese" fo:font-size="10pt" fo:font-style="italic" officeooo:rsid="00169650" officeooo:paragraph-rsid="0017e367" style:font-size-asian="10.5pt" style:font-style-asian="italic" style:font-style-complex="italic" style:text-rotation-angle="270" style:text-rotation-scale="line-height"/>
    </style:style>
    <style:style style:name="P60" style:family="paragraph" style:parent-style-name="Frame_20_contents">
      <style:text-properties style:font-name="Jomolhari" fo:font-size="10pt" fo:font-style="italic" officeooo:rsid="00169650" officeooo:paragraph-rsid="00169650" style:font-size-asian="10.5pt" style:font-style-asian="italic" style:font-style-complex="italic" style:text-rotation-angle="0" style:text-rotation-scale="line-height"/>
    </style:style>
    <style:style style:name="P61" style:family="paragraph" style:parent-style-name="Frame_20_contents">
      <style:text-properties style:font-name="Jomolhari" fo:font-size="10pt" fo:font-style="italic" officeooo:rsid="00169650" officeooo:paragraph-rsid="0017e367" style:font-size-asian="10.5pt" style:font-style-asian="italic" style:font-style-complex="italic" style:text-rotation-angle="90" style:text-rotation-scale="line-height"/>
    </style:style>
    <style:style style:name="P62" style:family="paragraph" style:parent-style-name="Frame_20_contents">
      <style:text-properties style:font-name="Jomolhari" fo:font-size="10pt" fo:font-style="italic" officeooo:rsid="00169650" officeooo:paragraph-rsid="0017e367" style:font-size-asian="10.5pt" style:font-style-asian="italic" style:font-style-complex="italic" style:text-rotation-angle="270" style:text-rotation-scale="line-height"/>
    </style:style>
    <style:style style:name="T1" style:family="text">
      <style:text-properties fo:font-weight="normal" fo:background-color="#ff8080" style:font-weight-asian="normal"/>
    </style:style>
    <style:style style:name="T2" style:family="text">
      <style:text-properties fo:font-weight="normal" fo:background-color="transparent" style:font-weight-asian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aecf00" style:text-rotation-angle="90" style:text-rotation-scale="line-height"/>
    </style:style>
    <style:style style:name="T5" style:family="text">
      <style:text-properties fo:background-color="#aecf00" style:text-rotation-angle="270" style:text-rotation-scale="line-height"/>
    </style:style>
    <style:style style:name="T6" style:family="text">
      <style:text-properties fo:background-color="#aecf00" style:text-rotation-angle="90" style:text-rotation-scale="fixed"/>
    </style:style>
    <style:style style:name="T7" style:family="text">
      <style:text-properties fo:background-color="#aecf00" style:text-rotation-angle="90" style:text-rotation-scale="fixed" style:text-scale="155%"/>
    </style:style>
    <style:style style:name="T8" style:family="text">
      <style:text-properties fo:background-color="#aecf00" style:text-rotation-angle="270" style:text-rotation-scale="fixed"/>
    </style:style>
    <style:style style:name="T9" style:family="text">
      <style:text-properties fo:background-color="#aecf00" style:text-rotation-angle="270" style:text-rotation-scale="fixed" style:text-scale="156%"/>
    </style:style>
    <style:style style:name="T10" style:family="text">
      <style:text-properties fo:background-color="transparent"/>
    </style:style>
    <style:style style:name="T11" style:family="text">
      <style:text-properties fo:background-color="transparent" style:text-rotation-angle="0" style:text-rotation-scale="line-height"/>
    </style:style>
    <style:style style:name="T12" style:family="text">
      <style:text-properties fo:background-color="transparent" style:text-rotation-angle="0" style:text-rotation-scale="line-height" style:text-scale="155%"/>
    </style:style>
    <style:style style:name="T13" style:family="text">
      <style:text-properties officeooo:rsid="0019802a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26pt solid #000000" style:shadow="none" style:writing-mode="lr-tb"/>
    </style:style>
    <style:style style:name="fr2" style:family="graphic" style:parent-style-name="Frame">
      <style:graphic-properties style:vertical-pos="from-top" style:vertical-rel="paragraph" style:horizontal-pos="from-left" style:horizontal-rel="paragraph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　<text:span text:style-name="T2"> </text:span><text:span text:style-name="T1">答</text:span><text:span text:style-name="T2"> </text:span><text:span text:style-name="T4">答</text:span><text:span text:style-name="T10"> </text:span><text:span text:style-name="T5">答</text:span><text:span text:style-name="T10"> </text:span><text:span text:style-name="T7">答</text:span><text:span text:style-name="T12"> </text:span><text:span text:style-name="T9">答</text:span></text:p>
          </table:table-cell>
        </table:table-row>
        <table:table-row>
          <table:table-cell table:style-name="Table1.A2" office:value-type="string">
            <text:p text:style-name="P2">　<text:span text:style-name="T2"> </text:span><text:span text:style-name="T1">答</text:span><text:span text:style-name="T2"> </text:span><text:span text:style-name="T4">答</text:span><text:span text:style-name="T10"> </text:span><text:span text:style-name="T5">答</text:span><text:span text:style-name="T10"> </text:span><text:span text:style-name="T6">答</text:span><text:span text:style-name="T11"> </text:span><text:span text:style-name="T5">答</text:span></text:p>
          </table:table-cell>
        </table:table-row>
        <table:table-row>
          <table:table-cell table:style-name="Table1.A2" office:value-type="string">
            <text:p text:style-name="P6"><text:span text:style-name="T3">　</text:span><text:span text:style-name="T2"> </text:span><text:span text:style-name="T1">答</text:span><text:span text:style-name="T2"> </text:span><text:span text:style-name="T4">答</text:span><text:span text:style-name="T10"> </text:span><text:span text:style-name="T5">答</text:span><text:span text:style-name="T10"> </text:span><text:span text:style-name="T6">答</text:span><text:span text:style-name="T11"> </text:span><text:span text:style-name="T8">答</text:span></text:p>
          </table:table-cell>
        </table:table-row>
      </table:table>
      <text:p text:style-name="P3"><draw:frame draw:style-name="fr1" draw:name="Frame2" text:anchor-type="paragraph" svg:x="1.416cm" svg:y="5.96cm" svg:width="4.907cm" draw:z-index="2"><draw:text-box fo:min-height="7.675cm"><text:p text:style-name="Frame_20_contents"/><table:table table:name="Table3" table:style-name="Table3"><table:table-column table:style-name="Table3.A"/><table:table-column table:style-name="Table3.B"/><table:table-row><table:table-cell table:style-name="Table3.A1" office:value-type="string"><text:p text:style-name="P31">ABC</text:p><text:p text:style-name="P32">ABC</text:p><text:p text:style-name="P34">ABC</text:p></table:table-cell><table:table-cell table:style-name="Table3.B1" office:value-type="string"><text:p text:style-name="P19">ー答</text:p></table:table-cell></table:table-row><table:table-row table:style-name="Table3.2"><table:table-cell table:style-name="Table3.A2" office:value-type="string"><text:p text:style-name="P22">270ー答</text:p></table:table-cell><table:table-cell table:style-name="Table3.B2" office:value-type="string"><text:p text:style-name="P20">ー答90</text:p></table:table-cell></table:table-row></table:table><text:p text:style-name="Standard"/></draw:text-box></draw:frame><draw:frame draw:style-name="fr1" draw:name="Frame3" text:anchor-type="paragraph" svg:x="1.39cm" svg:y="11.755cm" svg:width="5.364cm" draw:z-index="0"><draw:text-box fo:min-height="8.124cm"><text:p text:style-name="Frame_20_contents"/><table:table table:name="Table4" table:style-name="Table4"><table:table-column table:style-name="Table4.A"/><table:table-column table:style-name="Table4.B"/><table:table-row><table:table-cell table:style-name="Table4.A1" office:value-type="string"><text:p text:style-name="P31">ABC</text:p><text:p text:style-name="P32">ABC</text:p><text:p text:style-name="P34">ABC</text:p></table:table-cell><table:table-cell table:style-name="Table4.B1" office:value-type="string"><text:p text:style-name="P7">回答</text:p></table:table-cell></table:table-row><table:table-row table:style-name="Table4.2"><table:table-cell table:style-name="Table4.A2" office:value-type="string"><text:p text:style-name="P8">270回答</text:p></table:table-cell><table:table-cell table:style-name="Table4.B2" office:value-type="string"><text:p text:style-name="P10">回答90</text:p></table:table-cell></table:table-row></table:table><text:p text:style-name="Standard"/></draw:text-box></draw:frame><draw:frame draw:style-name="fr1" draw:name="Frame1" text:anchor-type="paragraph" svg:x="9.751cm" svg:y="11.781cm" svg:width="5.364cm" draw:z-index="4"><draw:text-box fo:min-height="6.854cm"><text:p text:style-name="Frame_20_contents"/><table:table table:name="Table2" table:style-name="Table2"><table:table-column table:style-name="Table2.A"/><table:table-column table:style-name="Table2.B"/><table:table-row><table:table-cell table:style-name="Table2.A1" office:value-type="string"><text:p text:style-name="P36">ABC</text:p><text:p text:style-name="P33">ABC</text:p><text:p text:style-name="P35">ABC</text:p></table:table-cell><table:table-cell table:style-name="Table2.B1" office:value-type="string"><text:p text:style-name="P12">回答</text:p></table:table-cell></table:table-row><table:table-row table:style-name="Table2.2"><table:table-cell table:style-name="Table2.A2" office:value-type="string"><text:p text:style-name="P9">270回答</text:p></table:table-cell><table:table-cell table:style-name="Table2.B2" office:value-type="string"><text:p text:style-name="P11">回答90</text:p></table:table-cell></table:table-row></table:table><text:p text:style-name="Standard"/></draw:text-box></draw:frame><draw:frame draw:style-name="fr1" draw:name="Frame4" text:anchor-type="paragraph" svg:x="9.804cm" svg:y="5.907cm" svg:width="4.907cm" draw:z-index="1"><draw:text-box fo:min-height="6.775cm"><text:p text:style-name="Frame_20_contents"/><table:table table:name="Table5" table:style-name="Table5"><table:table-column table:style-name="Table5.A"/><table:table-column table:style-name="Table5.B"/><table:table-row><table:table-cell table:style-name="Table5.A1" office:value-type="string"><text:p text:style-name="P36">ABC</text:p><text:p text:style-name="P33">ABC</text:p><text:p text:style-name="P35">ABC</text:p></table:table-cell><table:table-cell table:style-name="Table5.B1" office:value-type="string"><text:p text:style-name="P24">ー答</text:p></table:table-cell></table:table-row><table:table-row table:style-name="Table5.2"><table:table-cell table:style-name="Table5.A2" office:value-type="string"><text:p text:style-name="P23">270ー答</text:p></table:table-cell><table:table-cell table:style-name="Table5.B2" office:value-type="string"><text:p text:style-name="P21">ー答90</text:p></table:table-cell></table:table-row></table:table><text:p text:style-name="Standard"/></draw:text-box></draw:frame><draw:frame draw:style-name="fr2" draw:name="Frame5" text:anchor-type="paragraph" svg:x="0.18cm" svg:y="3.235cm" svg:width="13.905cm" draw:z-index="3"><draw:text-box fo:min-height="1.291cm"><text:p text:style-name="Frame_20_contents">Liberation Serif, Sazanami Gothic &amp; Droid Sans Japanese</text:p></draw:text-box></draw:frame></text:p>
      <text:p text:style-name="P43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　<text:span text:style-name="T2"> </text:span><text:span text:style-name="T1">答</text:span><text:span text:style-name="T2"> </text:span><text:span text:style-name="T4">答</text:span><text:span text:style-name="T10"> </text:span><text:span text:style-name="T5">答</text:span><text:span text:style-name="T10"> </text:span><text:span text:style-name="T7">答</text:span><text:span text:style-name="T12"> </text:span><text:span text:style-name="T9">答</text:span></text:p>
          </table:table-cell>
        </table:table-row>
        <table:table-row>
          <table:table-cell table:style-name="Table6.A2" office:value-type="string">
            <text:p text:style-name="P5">　<text:span text:style-name="T2"> </text:span><text:span text:style-name="T1">答</text:span><text:span text:style-name="T2"> </text:span><text:span text:style-name="T4">答</text:span><text:span text:style-name="T10"> </text:span><text:span text:style-name="T5">答</text:span><text:span text:style-name="T10"> </text:span><text:span text:style-name="T6">答</text:span><text:span text:style-name="T11"> </text:span><text:span text:style-name="T5">答</text:span></text:p>
          </table:table-cell>
        </table:table-row>
        <table:table-row>
          <table:table-cell table:style-name="Table6.A2" office:value-type="string">
            <text:p text:style-name="P5">　<text:span text:style-name="T2"> </text:span><text:span text:style-name="T1">答</text:span><text:span text:style-name="T2"> </text:span><text:span text:style-name="T4">答</text:span><text:span text:style-name="T10"> </text:span><text:span text:style-name="T5">答</text:span><text:span text:style-name="T10"> </text:span><text:span text:style-name="T6">答</text:span><text:span text:style-name="T11"> </text:span><text:span text:style-name="T8">答</text:span></text:p>
          </table:table-cell>
        </table:table-row>
      </table:table>
      <text:p text:style-name="Standard"><draw:frame draw:style-name="fr1" draw:name="Frame21" text:anchor-type="paragraph" svg:x="1.416cm" svg:y="5.96cm" svg:width="4.907cm" draw:z-index="5"><draw:text-box fo:min-height="7.675cm"><text:p text:style-name="Frame_20_contents"/><table:table table:name="Table7" table:style-name="Table7"><table:table-column table:style-name="Table7.A"/><table:table-column table:style-name="Table7.B"/><table:table-row><table:table-cell table:style-name="Table7.A1" office:value-type="string"><text:p text:style-name="P37">ABC</text:p><text:p text:style-name="P38">ABC</text:p><text:p text:style-name="P40">ABC</text:p></table:table-cell><table:table-cell table:style-name="Table7.B1" office:value-type="string"><text:p text:style-name="P25">ー答</text:p></table:table-cell></table:table-row><table:table-row table:style-name="Table7.2"><table:table-cell table:style-name="Table7.A2" office:value-type="string"><text:p text:style-name="P26">270ー答</text:p></table:table-cell><table:table-cell table:style-name="Table7.B2" office:value-type="string"><text:p text:style-name="P28">ー答90</text:p></table:table-cell></table:table-row></table:table><text:p text:style-name="Standard"/></draw:text-box></draw:frame><draw:frame draw:style-name="fr1" draw:name="Frame31" text:anchor-type="paragraph" svg:x="1.39cm" svg:y="11.755cm" svg:width="5.364cm" draw:z-index="6"><draw:text-box fo:min-height="8.124cm"><text:p text:style-name="Frame_20_contents"/><table:table table:name="Table8" table:style-name="Table8"><table:table-column table:style-name="Table8.A"/><table:table-column table:style-name="Table8.B"/><table:table-row><table:table-cell table:style-name="Table8.A1" office:value-type="string"><text:p text:style-name="P37">ABC</text:p><text:p text:style-name="P38">ABC</text:p><text:p text:style-name="P40">ABC</text:p></table:table-cell><table:table-cell table:style-name="Table8.B1" office:value-type="string"><text:p text:style-name="P13">回答</text:p></table:table-cell></table:table-row><table:table-row table:style-name="Table8.2"><table:table-cell table:style-name="Table8.A2" office:value-type="string"><text:p text:style-name="P14">270回答</text:p></table:table-cell><table:table-cell table:style-name="Table8.B2" office:value-type="string"><text:p text:style-name="P16">回答90</text:p></table:table-cell></table:table-row></table:table><text:p text:style-name="Standard"/></draw:text-box></draw:frame><draw:frame draw:style-name="fr1" draw:name="Frame11" text:anchor-type="paragraph" svg:x="9.751cm" svg:y="11.781cm" svg:width="5.364cm" draw:z-index="7"><draw:text-box fo:min-height="6.854cm"><text:p text:style-name="Frame_20_contents"/><table:table table:name="Table9" table:style-name="Table9"><table:table-column table:style-name="Table9.A"/><table:table-column table:style-name="Table9.B"/><table:table-row><table:table-cell table:style-name="Table9.A1" office:value-type="string"><text:p text:style-name="P42">ABC</text:p><text:p text:style-name="P39">ABC</text:p><text:p text:style-name="P41">ABC</text:p></table:table-cell><table:table-cell table:style-name="Table9.B1" office:value-type="string"><text:p text:style-name="P18">回答</text:p></table:table-cell></table:table-row><table:table-row table:style-name="Table9.2"><table:table-cell table:style-name="Table9.A2" office:value-type="string"><text:p text:style-name="P15">270回答</text:p></table:table-cell><table:table-cell table:style-name="Table9.B2" office:value-type="string"><text:p text:style-name="P17">回答90</text:p></table:table-cell></table:table-row></table:table><text:p text:style-name="Standard"/></draw:text-box></draw:frame><draw:frame draw:style-name="fr1" draw:name="Frame41" text:anchor-type="paragraph" svg:x="9.804cm" svg:y="5.907cm" svg:width="4.907cm" draw:z-index="8"><draw:text-box fo:min-height="6.775cm"><text:p text:style-name="Frame_20_contents"/><table:table table:name="Table10" table:style-name="Table10"><table:table-column table:style-name="Table10.A"/><table:table-column table:style-name="Table10.B"/><table:table-row><table:table-cell table:style-name="Table10.A1" office:value-type="string"><text:p text:style-name="P42">ABC</text:p><text:p text:style-name="P39">ABC</text:p><text:p text:style-name="P41">ABC</text:p></table:table-cell><table:table-cell table:style-name="Table10.B1" office:value-type="string"><text:p text:style-name="P30">ー答</text:p></table:table-cell></table:table-row><table:table-row table:style-name="Table10.2"><table:table-cell table:style-name="Table10.A2" office:value-type="string"><text:p text:style-name="P27">270ー答</text:p></table:table-cell><table:table-cell table:style-name="Table10.B2" office:value-type="string"><text:p text:style-name="P29">ー答90</text:p></table:table-cell></table:table-row></table:table><text:p text:style-name="Standard"/></draw:text-box></draw:frame><draw:frame draw:style-name="fr2" draw:name="Frame51" text:anchor-type="paragraph" svg:x="0.18cm" svg:y="3.235cm" svg:width="13.905cm" draw:z-index="9"><draw:text-box fo:min-height="1.291cm"><text:p text:style-name="Frame_20_contents">Liberation Serif, Sazanami Gothic &amp; Droid Sans Japanese</text:p></draw:text-box></draw:frame></text:p>
      <table:table table:name="Table11" table:style-name="Table11">
        <table:table-column table:style-name="Table11.A" table:number-columns-repeated="6"/>
        <table:table-row>
          <table:table-cell table:style-name="Table11.A1" office:value-type="string">
            <text:p text:style-name="P46">Cantarell Fake Italic</text:p>
          </table:table-cell>
          <table:table-cell table:style-name="Table11.A1" office:value-type="string">
            <text:p text:style-name="P49">Abyssinica SIL Fake Italic</text:p>
          </table:table-cell>
          <table:table-cell table:style-name="Table11.A1" office:value-type="string">
            <text:p text:style-name="P52">Padauk Fake Italic</text:p>
          </table:table-cell>
          <table:table-cell table:style-name="Table11.A1" office:value-type="string">
            <text:p text:style-name="P55">WenQuanYi Zen Hei Fake Italic</text:p>
          </table:table-cell>
          <table:table-cell table:style-name="Table11.A1" office:value-type="string">
            <text:p text:style-name="P58">Lohit Assamese Fake Italic</text:p>
          </table:table-cell>
          <table:table-cell table:style-name="Table11.F1" office:value-type="string">
            <text:p text:style-name="P61">Jomolhari Fake Italic</text:p>
          </table:table-cell>
        </table:table-row>
        <table:table-row>
          <table:table-cell table:style-name="Table11.A2" office:value-type="string">
            <text:p text:style-name="P47">Cantarell Fake Italic</text:p>
          </table:table-cell>
          <table:table-cell table:style-name="Table11.A2" office:value-type="string">
            <text:p text:style-name="P50">Abyssinica SIL Fake Italic</text:p>
          </table:table-cell>
          <table:table-cell table:style-name="Table11.A2" office:value-type="string">
            <text:p text:style-name="P53">Padauk Fake Italic</text:p>
          </table:table-cell>
          <table:table-cell table:style-name="Table11.A2" office:value-type="string">
            <text:p text:style-name="P56">WenQuanYi Zen Hei Fake Italic</text:p>
          </table:table-cell>
          <table:table-cell table:style-name="Table11.A2" office:value-type="string">
            <text:p text:style-name="P59">Lohit Assamese Fake Italic</text:p>
          </table:table-cell>
          <table:table-cell table:style-name="Table11.F2" office:value-type="string">
            <text:p text:style-name="P62">Jomolhari Fake Italic</text:p>
          </table:table-cell>
        </table:table-row>
      </table:table>
      <text:p text:style-name="P44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>
  <office:font-face-decls>
    <style:font-face style:name="LucidaSans1" svg:font-family="LucidaSans"/>
    <style:font-face style:name="Abyssinica SIL" svg:font-family="'Abyssinica SIL'" style:font-pitch="variable"/>
    <style:font-face style:name="Cantarell" svg:font-family="Cantarell" style:font-adornments="Regular" style:font-pitch="variable"/>
    <style:font-face style:name="HG-PMinchoL-Sun" svg:font-family="HG-PMinchoL-Sun" style:font-adornments="Regular" style:font-pitch="variable"/>
    <style:font-face style:name="Jomolhari" svg:font-family="Jomolhari" style:font-pitch="variable"/>
    <style:font-face style:name="Lohit Assamese" svg:font-family="'Lohit Assamese'" style:font-pitch="variable"/>
    <style:font-face style:name="Padauk" svg:font-family="Padauk" style:font-pitch="variable"/>
    <style:font-face style:name="WenQuanYi Zen Hei" svg:font-family="'WenQuanYi Zen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Sazanami Gothic" svg:font-family="'Sazanami Gothic'" style:font-family-generic="swiss" style:font-pitch="variable"/>
    <style:font-face style:name="HG-MinchoL" svg:font-family="HG-MinchoL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WenQuanYi Zen Hei1" svg:font-family="'WenQuanYi Zen 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WenQuanYi Zen Hei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HG-PMinchoL-Sun" style:font-name-asian="HG-PMinchoL-Sun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-Mincho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0cm" style:writing-mode="tb-rl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0T11:10:39</meta:creation-date>
    <meta:editing-duration>PT36M26S</meta:editing-duration>
    <meta:editing-cycles>29</meta:editing-cycles>
    <meta:generator>LibreOffice/3.6$Linux_X86_64 LibreOffice_project/fc41b7d-5cd8d9c-9eed775-f061262-4dba2d1-libreoffice-3-5-branch-point</meta:generator>
    <dc:date>2012-01-23T12:11:03</dc:date>
    <meta:document-statistic meta:table-count="11" meta:image-count="0" meta:object-count="0" meta:page-count="3" meta:paragraph-count="68" meta:word-count="138" meta:character-count="618" meta:non-whitespace-character-count="572"/>
    <meta:user-defined meta:name="Info 1"/>
    <meta:user-defined meta:name="Info 2"/>
    <meta:user-defined meta:name="Info 3"/>
    <meta:user-defined meta:name="Info 4"/>
  </office:meta>
</office:document-meta>
</file>